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2ab" officeooo:paragraph-rsid="001d92ab"/>
    </style:style>
    <style:style style:name="P2" style:family="paragraph" style:parent-style-name="Standard">
      <style:text-properties officeooo:rsid="001d92ab" officeooo:paragraph-rsid="00213999"/>
    </style:style>
    <style:style style:name="P3" style:family="paragraph" style:parent-style-name="Standard">
      <style:text-properties officeooo:rsid="001d92ab" officeooo:paragraph-rsid="002139b6"/>
    </style:style>
    <style:style style:name="P4" style:family="paragraph" style:parent-style-name="Standard">
      <style:text-properties officeooo:rsid="001d92ab" officeooo:paragraph-rsid="00220004"/>
    </style:style>
    <style:style style:name="P5" style:family="paragraph" style:parent-style-name="Standard">
      <style:text-properties officeooo:rsid="001d92ab" officeooo:paragraph-rsid="002c1de5"/>
    </style:style>
    <style:style style:name="P6" style:family="paragraph" style:parent-style-name="Standard">
      <style:text-properties officeooo:rsid="001d92ab" officeooo:paragraph-rsid="002ccd9c"/>
    </style:style>
    <style:style style:name="P7" style:family="paragraph" style:parent-style-name="Standard">
      <style:text-properties officeooo:rsid="001d92ab" officeooo:paragraph-rsid="0036371a"/>
    </style:style>
    <style:style style:name="P8" style:family="paragraph" style:parent-style-name="Standard">
      <style:text-properties officeooo:rsid="001d92ab" officeooo:paragraph-rsid="0037b83e"/>
    </style:style>
    <style:style style:name="P9" style:family="paragraph" style:parent-style-name="Standard">
      <style:text-properties officeooo:rsid="002f1714" officeooo:paragraph-rsid="002f1714"/>
    </style:style>
    <style:style style:name="P10" style:family="paragraph" style:parent-style-name="Standard">
      <style:text-properties officeooo:rsid="0028fc97" officeooo:paragraph-rsid="002ccd9c"/>
    </style:style>
    <style:style style:name="P11" style:family="paragraph" style:parent-style-name="Standard">
      <style:text-properties officeooo:rsid="002c1de5" officeooo:paragraph-rsid="002c1de5"/>
    </style:style>
    <style:style style:name="P12" style:family="paragraph" style:parent-style-name="Standard">
      <style:text-properties officeooo:rsid="002139b6" officeooo:paragraph-rsid="0037b83e"/>
    </style:style>
    <style:style style:name="P13" style:family="paragraph" style:parent-style-name="Standard">
      <style:text-properties officeooo:rsid="0023d2fa" officeooo:paragraph-rsid="0036371a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1c3330"/>
    </style:style>
    <style:style style:name="T2" style:family="text">
      <style:text-properties officeooo:rsid="001f4b77"/>
    </style:style>
    <style:style style:name="T3" style:family="text">
      <style:text-properties officeooo:rsid="00213999"/>
    </style:style>
    <style:style style:name="T4" style:family="text">
      <style:text-properties officeooo:rsid="002139b6"/>
    </style:style>
    <style:style style:name="T5" style:family="text">
      <style:text-properties officeooo:rsid="00220004"/>
    </style:style>
    <style:style style:name="T6" style:family="text">
      <style:text-properties officeooo:rsid="0022e4ed"/>
    </style:style>
    <style:style style:name="T7" style:family="text">
      <style:text-properties officeooo:rsid="0023d2fa"/>
    </style:style>
    <style:style style:name="T8" style:family="text">
      <style:text-properties officeooo:rsid="00274fce"/>
    </style:style>
    <style:style style:name="T9" style:family="text">
      <style:text-properties officeooo:rsid="0028fc97"/>
    </style:style>
    <style:style style:name="T10" style:family="text">
      <style:text-properties officeooo:rsid="002c1de5"/>
    </style:style>
    <style:style style:name="T11" style:family="text">
      <style:text-properties officeooo:rsid="002ccd9c"/>
    </style:style>
    <style:style style:name="T12" style:family="text">
      <style:text-properties officeooo:rsid="002e927a"/>
    </style:style>
    <style:style style:name="T13" style:family="text">
      <style:text-properties officeooo:rsid="00303a32"/>
    </style:style>
    <style:style style:name="T14" style:family="text">
      <style:text-properties officeooo:rsid="0030cfe6"/>
    </style:style>
    <style:style style:name="T15" style:family="text">
      <style:text-properties officeooo:rsid="00310aae"/>
    </style:style>
    <style:style style:name="T16" style:family="text">
      <style:text-properties officeooo:rsid="0032c892"/>
    </style:style>
    <style:style style:name="T17" style:family="text">
      <style:text-properties officeooo:rsid="00396c7c"/>
    </style:style>
    <style:style style:name="T18" style:family="text">
      <style:text-properties officeooo:rsid="003a30b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Ein Unternehmen kann nicht weiter bestehen, wenn es für die Gesellschaft keinen nutzen hat.</text:span></text:p>
      <text:p text:style-name="Standard"><text:tab/><text:span text:style-name="T1">Beispiel: Quelle hat den Übergang vom Katalog zum Internethandel nicht geschafft.</text:span></text:p>
      <text:p text:style-name="P1"/>
      <text:p text:style-name="P1">→<text:span text:style-name="T17"> Absatz: Anzahl verkaufter Güter oder erbrachte Dienstleistungen an einem Markt.</text:span></text:p>
      <text:p text:style-name="P1"/>
      <text:p text:style-name="P1">→ Definition BWL (Betriebs- Wirtschafts- lehre)</text:p>
      <text:p text:style-name="P1"><text:tab/>→ Betrieb: Selbstständige Entscheidungen, Handeln unter eigenem Risiko, Aufgabe ist die</text:p>
      <text:p text:style-name="P1"><text:tab/><text:tab/>Herstellung von Gütern und Dienstleistungen zur Deckung von Bedarf.</text:p>
      <text:p text:style-name="P1"><text:tab/>→ <text:span text:style-name="T2">Wirtschaften: Planmäßig und Effizient über knappe Ressourcen entscheiden, für </text:span></text:p>
      <text:p text:style-name="P1"><text:tab/><text:tab/><text:span text:style-name="T2">bestmögliche Bedürfnisbefriedigung.</text:span></text:p>
      <text:p text:style-name="P1"><text:tab/>→<text:span text:style-name="T2"> lehre: Andere Kenntnisse und Fähigkeiten wissenschaftlich vermitteln.</text:span></text:p>
      <text:p text:style-name="P2"><text:tab/><text:tab/></text:p>
      <text:p text:style-name="P2"><text:tab/><text:tab/>→<text:span text:style-name="T3"> Aufgabe Betriebswirtschaftslehre: </text:span></text:p>
      <text:p text:style-name="P3"><text:tab/><text:tab/><text:tab/><text:span text:style-name="T3">Sich mit Entscheidungen über Knappe Güter in Betrieben zu befassen.</text:span></text:p>
      <text:p text:style-name="P3"/>
      <text:p text:style-name="P3">→<text:span text:style-name="T4"> Allgemeine BWL</text:span></text:p>
      <text:p text:style-name="P8"><text:tab/>→<text:span text:style-name="T4"> Befasst sich mit verschiedenen Funktionsbereichen eines Betriebes (funktionell</text:span></text:p>
      <text:p text:style-name="P12"><text:tab/><text:tab/>gegliedert):</text:p>
      <text:p text:style-name="P4"><text:tab/><text:tab/><text:span text:style-name="T5">Rechnungswesen, Investition, Produktion, Absatz… .</text:span></text:p>
      <text:p text:style-name="P4"/>
      <text:p text:style-name="P4">→<text:span text:style-name="T5"> Spezielle BWL</text:span></text:p>
      <text:p text:style-name="P4"><text:tab/>→<text:span text:style-name="T5"> Einzelne Wirtschaftszweige (institutionell gegliedert):</text:span></text:p>
      <text:p text:style-name="P4"><text:tab/><text:tab/><text:span text:style-name="T5">Industrie-, Handels-, Bank-, Versicherungs-, Betriebslehre.</text:span></text:p>
      <text:p text:style-name="P4"><text:span text:style-name="T5"><text:s/></text:span><text:tab/></text:p>
      <text:p text:style-name="P4">→<text:span text:style-name="T6"> Verschiedene Modelle</text:span></text:p>
      <text:p text:style-name="P4"><text:tab/>→<text:span text:style-name="T6"> Beschreibungsmodell:</text:span></text:p>
      <text:p text:style-name="P4"><text:tab/><text:tab/><text:span text:style-name="T7">Betriebliche Erscheinungen werden nur beschrieben: Rechnungswesen.</text:span></text:p>
      <text:p text:style-name="P4"><text:tab/>→<text:span text:style-name="T6"> Erklärungsmodell:</text:span></text:p>
      <text:p text:style-name="P7"><text:tab/><text:tab/><text:span text:style-name="T7">Ursachen Betrieblicher Sachverhalte und Abläufe zu erklären: Individuelle <text:tab/><text:tab/><text:tab/>Leistungsbereitschaft zählt bspw. Zu den Erklärungsmodellen (warum ist der eine </text:span></text:p>
      <text:p text:style-name="P13"><text:tab/><text:tab/>leistungsbereiter als der andere?).</text:p>
      <text:p text:style-name="P4"><text:tab/>→<text:span text:style-name="T6"> Entscheidungsmodell:</text:span></text:p>
      <text:p text:style-name="P4"><text:tab/><text:tab/><text:span text:style-name="T18">Entscheidungsvarialbeln wie Größen, Zielgrößen, Nebenbedingungen werden </text:span></text:p>
      <text:p text:style-name="P4"><text:tab/><text:tab/><text:span text:style-name="T18">zusammengefasst, um bspw. Die Optimale Bestellmenge zu ermitteln.</text:span></text:p>
      <text:p text:style-name="P4"/>
      <text:p text:style-name="P6">→<text:span text:style-name="T6"> Sektoren</text:span></text:p>
      <text:p text:style-name="P6"><text:tab/>→<text:span text:style-name="T6"> Beschreiben bestimmte Wirtschaftsbereiche </text:span></text:p>
      <text:p text:style-name="P6"><text:tab/><text:tab/>→<text:span text:style-name="T6"> Primäre Sektor: Landwirtschaft</text:span></text:p>
      <text:p text:style-name="P6"><text:tab/><text:tab/>→<text:span text:style-name="T6"> Sekundäre Sektor: Weiterverarbeitung der Rohstoffe (Industrie)</text:span></text:p>
      <text:p text:style-name="P6"><text:tab/><text:tab/>→<text:span text:style-name="T6"> Tertiäre Sektor: Erbringung von Dienstleistungen.</text:span></text:p>
      <text:p text:style-name="P6"><text:tab/>→<text:span text:style-name="T9">1970er-Jahre: Ablösung Industriesektor durch Dienstleistungssektor</text:span></text:p>
      <text:p text:style-name="P6"><text:tab/><text:tab/>→<text:span text:style-name="T9"> Ursache: Arbeitsteilung, steigender Bedarf an Regelungen, Vermittlung,</text:span></text:p>
      <text:p text:style-name="P10"><text:tab/><text:tab/><text:tab/>Outsourcing in vielen Unternehmen: Auslagerungen von Tätigkeiten an </text:p>
      <text:p text:style-name="P10"><text:tab/><text:tab/><text:tab/>speziellen Dienstleistern (Buchhaltung, Reinigung…).</text:p>
      <text:p text:style-name="P6"/>
      <text:p text:style-name="P4"/>
      <text:p text:style-name="P4">------------------------------<text:span text:style-name="T11">Wandel der Anforderungen an Unternehmen------------------------------------</text:span></text:p>
      <text:p text:style-name="P4"/>
      <text:p text:style-name="P10">→ Wettbewerbsfähigkeit eines Unternehmens</text:p>
      <text:p text:style-name="P10"><text:tab/>→ Aufbau und Erhalt der Wettbewerbsfähigkeit</text:p>
      <text:p text:style-name="P10"><text:tab/><text:tab/>Dynamischer Prozess</text:p>
      <text:p text:style-name="P10"><text:tab/>→ Erreichung der Zukunftsfähigkeit durch Beherrschung von:</text:p>
      <text:p text:style-name="P10"><text:soft-page-break/><text:tab/><text:tab/>→ Eigene Entwicklungspotentialen</text:p>
      <text:p text:style-name="P10"><text:tab/><text:tab/>→ Druck seitens des Wettbewerbs</text:p>
      <text:p text:style-name="P10"><text:tab/><text:tab/>→ Veränderung auf den Märkten(Kundenanforderungen→ innovationsdruck).</text:p>
      <text:p text:style-name="P6"/>
      <text:p text:style-name="P4"/>
      <text:p text:style-name="P4"/>
      <text:p text:style-name="P4">→<text:span text:style-name="T8"> Strategisches Dreieck</text:span></text:p>
      <text:p text:style-name="P4"/>
      <text:p text:style-name="P4"/>
      <text:p text:style-name="P4"><draw:frame text:anchor-type="paragraph" draw:z-index="6" draw:name="Form7" draw:style-name="gr5" draw:text-style-name="P15" svg:width="4.313cm" svg:height="2.924cm" svg:x="0.813cm" svg:y="0.101cm"><draw:text-box><text:p>Eigene Preis-Leistungsangebot muss immer wieder auf die Anforderungen der Kunden Angepasst werden.</text:p></draw:text-box></draw:frame><draw:frame text:anchor-type="paragraph" draw:z-index="7" draw:name="Form8" draw:style-name="gr6" draw:text-style-name="P15" svg:width="6.906cm" svg:height="3.308cm" svg:x="9.703cm" svg:y="0.43cm"><draw:text-box><text:p>Kunde steht sich, den Preis-Leistungsangeboten der Konkurrenz gegenüber</text:p></draw:text-box></draw:frame><text:tab/><text:tab/></text:p>
      <text:p text:style-name="P4"><draw:frame text:anchor-type="paragraph" draw:z-index="4" draw:name="Form5" draw:style-name="gr3" draw:text-style-name="P15" svg:width="3.811cm" svg:height="0.821cm" svg:x="7.11cm" svg:y="0.155cm"><draw:text-box><text:p>Kunde</text:p></draw:text-box></draw:frame></text:p>
      <text:p text:style-name="P4"><draw:line text:anchor-type="paragraph" draw:z-index="0" draw:name="Form1" draw:style-name="gr1" draw:text-style-name="P14" svg:x1="4.226cm" svg:y1="2.049cm" svg:x2="6.528cm" svg:y2="0.303cm"><text:p/></draw:line></text:p>
      <text:p text:style-name="P4"><draw:line text:anchor-type="paragraph" draw:z-index="1" draw:name="Form2" draw:style-name="gr1" draw:text-style-name="P14" svg:x1="8.354cm" svg:y1="0.002cm" svg:x2="10.497cm" svg:y2="1.669cm"><text:p/></draw:line></text:p>
      <text:p text:style-name="P4"/>
      <text:p text:style-name="P4"/>
      <text:p text:style-name="P4"/>
      <text:p text:style-name="P4"><draw:frame text:anchor-type="paragraph" draw:z-index="3" draw:name="Form4" draw:style-name="gr2" draw:text-style-name="P15" svg:width="3.282cm" svg:height="0.636cm" svg:x="1.607cm" svg:y="0.012cm"><draw:text-box><text:p>Unternehmen</text:p></draw:text-box></draw:frame><draw:frame text:anchor-type="paragraph" draw:z-index="5" draw:name="Form6" draw:style-name="gr4" draw:text-style-name="P15" svg:width="2.62cm" svg:height="0.98cm" svg:x="10.761cm" svg:y="0.224cm"><draw:text-box><text:p>Kongurenz</text:p></draw:text-box></draw:frame><draw:line text:anchor-type="paragraph" draw:z-index="2" draw:name="Form3" draw:style-name="gr1" draw:text-style-name="P14" svg:x1="5.232cm" svg:y1="0.277cm" svg:x2="9.703cm" svg:y2="0.33cm"><text:p/></draw:line></text:p>
      <text:p text:style-name="P4"/>
      <text:p text:style-name="P4"/>
      <text:p text:style-name="P4"><draw:frame text:anchor-type="paragraph" draw:z-index="8" draw:name="Form9" draw:style-name="gr7" draw:text-style-name="P15" svg:width="12.516cm" svg:height="3.758cm" svg:x="2.242cm" svg:y="0.145cm"><draw:text-box><text:p>Strategische Wettbewerbs-Vorteile durch Strategische Wettbewerbsfaktoren: Kosten (günstiger), Zeit (schneller), Qualität (besser), Flexibilität (flexibler). Dadurch Preis- Leistungsangebot besser, als bei Konkurrenz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→ Strategische Wettbewerbsfaktoren </text:p>
      <text:p text:style-name="P11"><draw:line text:anchor-type="paragraph" draw:z-index="9" draw:name="Form10" draw:style-name="gr1" draw:text-style-name="P14" svg:x1="3.168cm" svg:y1="4.085cm" svg:x2="5.84cm" svg:y2="1.439cm"><text:p/></draw:line><draw:line text:anchor-type="paragraph" draw:z-index="10" draw:name="Form11" draw:style-name="gr1" draw:text-style-name="P14" svg:x1="6.078cm" svg:y1="1.466cm" svg:x2="8.195cm" svg:y2="3.953cm"><text:p/></draw:line><draw:line text:anchor-type="paragraph" draw:z-index="11" draw:name="Form12" draw:style-name="gr1" draw:text-style-name="P14" svg:x1="7.931cm" svg:y1="3.953cm" svg:x2="3.724cm" svg:y2="4.085cm"><text:p/></draw:line><draw:frame text:anchor-type="paragraph" draw:z-index="12" draw:name="Form13" draw:style-name="gr8" draw:text-style-name="P15" svg:width="2.25cm" svg:height="0.489cm" svg:x="5.126cm" svg:y="0.699cm"><draw:text-box><text:p>Zeit</text:p></draw:text-box></draw:frame><draw:frame text:anchor-type="paragraph" draw:z-index="13" draw:name="Form14" draw:style-name="gr9" draw:text-style-name="P15" svg:width="3.811cm" svg:height="0.976cm" svg:x="8.38cm" svg:y="3.635cm"><draw:text-box><text:p>Qualität,Frexibilität</text:p></draw:text-box></draw:frame><draw:frame text:anchor-type="paragraph" draw:z-index="14" draw:name="Form15" draw:style-name="gr10" draw:text-style-name="P15" svg:width="1.906cm" svg:height="0.795cm" svg:x="1.686cm" svg:y="4.112cm"><draw:text-box><text:p>Koste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→<text:span text:style-name="T10"> Möglichst schnelles erfüllen von Kundenwünschen</text:span></text:p>
      <text:p text:style-name="P5"><text:tab/>→<text:span text:style-name="T10"> Schnellere Reaktion auf Veränderungen aus dem Marktumfeld durch permanente</text:span></text:p>
      <text:p text:style-name="P5"><text:tab/><text:tab/><text:span text:style-name="T10">Informationsanalyse.</text:span></text:p>
      <text:p text:style-name="P5"/>
      <text:p text:style-name="P5">→<text:span text:style-name="T10"> Wachsende Anforderungen an Unternehmen bewältigen.</text:span></text:p>
      <text:p text:style-name="P5"><text:tab/>→<text:span text:style-name="T10"> siehe Skript Seite 20.</text:span></text:p>
      <text:p text:style-name="P5"/>
      <text:p text:style-name="P5">-------------------------------<text:span text:style-name="T12">Systembeziehungen eines Unternehmens---------------------------------</text:span></text:p>
      <text:p text:style-name="P5"/>
      <text:p text:style-name="P9">→ System: Aus mehreren interagierenden Elementen zusammengesetzt.</text:p>
      <text:p text:style-name="P5">→<text:span text:style-name="T12">keine einfache Ursache-Wirkung-Beziehung in Der Unternehmenswirklichkeit.</text:span></text:p>
      <text:p text:style-name="P5"><text:tab/>→<text:span text:style-name="T12"> Beseitigung eines Problems an Ort und Stelle, kann dazu führen, dass neue Probleme </text:span></text:p>
      <text:p text:style-name="P5"><text:tab/><text:tab/><text:span text:style-name="T12">erschaffen werden.</text:span></text:p>
      <text:p text:style-name="P5"><text:soft-page-break/>→<text:span text:style-name="T13"> In einem System kann eine Handlung Auswirkungen auf andere Elemente haben.</text:span></text:p>
      <text:p text:style-name="P5"/>
      <text:p text:style-name="P5">→<text:span text:style-name="T14"> Fehler in Vernetzten Systemen</text:span></text:p>
      <text:p text:style-name="P5"><text:tab/>→<text:span text:style-name="T14"> Falsche Ziehlbeschreibung/Unvernetzte Situtationsanalyse </text:span></text:p>
      <text:p text:style-name="P5"><text:tab/><text:tab/>→<text:span text:style-name="T14"> Fokus der Lösung liegt auf Einzelproblemen (nur einzelne Elemente werden</text:span></text:p>
      <text:p text:style-name="P5"><text:tab/><text:tab/><text:tab/><text:span text:style-name="T14">zur Lösung eines Problems herangezogen).</text:span></text:p>
      <text:p text:style-name="P5"><text:tab/>→<text:span text:style-name="T15"> Tendenz zur Übersteuerung</text:span></text:p>
      <text:p text:style-name="P5"><text:tab/><text:tab/>→ <text:span text:style-name="T15">Nach Handlung wird Wirkung nicht abgewartet (Wirkung oft Zeitversetzt),</text:span></text:p>
      <text:p text:style-name="P5"><text:tab/><text:tab/><text:tab/><text:span text:style-name="T15">stattdessen erfolgt bereits eine neue Handlung.</text:span></text:p>
      <text:p text:style-name="P5"><text:tab/>→<text:span text:style-name="T15"> Unbeachtete Nebenwirkungen</text:span></text:p>
      <text:p text:style-name="P5"><text:tab/><text:tab/>→ <text:span text:style-name="T15">Veränderung eines Elementes ohne Auswirkung auf andere Elemente zu <text:tab/><text:tab/><text:tab/><text:tab/>analysieren.</text:span></text:p>
      <text:p text:style-name="P5"><text:tab/>→<text:span text:style-name="T16"> irreversible Schwerpunktbildung </text:span></text:p>
      <text:p text:style-name="P5"><text:tab/><text:tab/>→<text:span text:style-name="T16"> z.B. Abbau einer Abteilun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9:48:03.002473123</meta:creation-date>
    <dc:date>2019-10-15T13:05:46.484053421</dc:date>
    <meta:editing-duration>P2DT1H18M25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3" meta:paragraph-count="72" meta:word-count="411" meta:character-count="3690" meta:non-whitespace-character-count="3238"/>
  </office:meta>
</office:document-meta>
</file>